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T1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nalysis Modeling</text:p>
          </draw:text-box>
        </draw:frame>
        <draw:frame presentation:style-name="pr4" draw:text-style-name="P5" draw:layer="layout" svg:width="25.199cm" svg:height="13.86cm" svg:x="1.4cm" svg:y="4.914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Structured analysis relies on data modeling and flow modeling to create basis of comprehensive analysis model</text:p>
              </text:list-item>
            </text:list>
            <text:list text:style-name="L2">
              <text:list-item>
                <text:p text:style-name="P5">ERD represents the data objects and relationships in a system</text:p>
              </text:list-item>
            </text:list>
            <text:list text:style-name="L2">
              <text:list-item>
                <text:p text:style-name="P5">DFD is used to show the transformation of data and control</text:p>
              </text:list-item>
            </text:list>
            <text:list text:style-name="L2">
              <text:list-item>
                <text:p text:style-name="P5">Behavioral model is created using state transition diagra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Data content is represented by a data dictiona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1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9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4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03T21:54:12</dc:date>
    <dc:language>de-DE</dc:language>
    <meta:editing-cycles>1666</meta:editing-cycles>
    <meta:editing-duration>P1DT17H38M21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